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Verdana" svg:font-family="Verdana, Tahoma, sans-serif"/>
    <style:font-face style:name="HG Mincho Light J" svg:font-family="'HG Mincho Light J'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line-height="150%" fo:text-align="center" style:justify-single-word="false" style:page-number="auto"/>
      <style:text-properties fo:font-variant="small-caps" fo:font-size="20pt" style:font-size-asian="20pt"/>
    </style:style>
    <style:style style:name="P2" style:family="paragraph" style:parent-style-name="Heading_20_3">
      <style:text-properties officeooo:rsid="000d86cc" officeooo:paragraph-rsid="000d86cc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font-size="20pt" style:font-size-asian="20pt"/>
    </style:style>
    <style:style style:name="P5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weight-complex="bold"/>
    </style:style>
    <style:style style:name="P6" style:family="paragraph" style:parent-style-name="Standard">
      <style:paragraph-properties fo:line-height="150%"/>
      <style:text-properties fo:font-size="15pt" style:font-size-asian="15pt"/>
    </style:style>
    <style:style style:name="T1" style:family="text">
      <style:text-properties fo:font-variant="small-caps" fo:font-size="20pt" style:font-size-asian="20pt"/>
    </style:style>
    <style:style style:name="T2" style:family="text">
      <style:text-properties fo:font-size="20pt" style:font-size-asian="20pt"/>
    </style:style>
    <style:style style:name="T3" style:family="text">
      <style:text-properties fo:font-size="20pt" fo:language="en" fo:country="US" style:font-size-asian="2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d86cc"/>
    </style:style>
    <style:style style:name="T7" style:family="text">
      <style:text-properties style:use-window-font-color="true" style:font-name="Times New Roman" fo:font-size="15pt" fo:language="cs" fo:country="CZ" officeooo:rsid="000d86cc" style:font-name-asian="Times New Roman" style:font-size-asian="15pt" style:font-name-complex="Times New Roman" style:font-size-complex="12pt" style:language-complex="ar" style:country-complex="S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Vysoké učení technické v Brně</text:h>
      <text:p text:style-name="P3"><text:span text:style-name="T3">Fakulta informačních </text:span><text:span text:style-name="T2">technologií</text:span></text:p>
      <text:p text:style-name="P4"/>
      <text:p text:style-name="P4"/>
      <text:p text:style-name="P4"/>
      <text:h text:style-name="Heading_20_4" text:outline-level="4">Úvod do softwarového inženýrství</text:h>
      <text:p text:style-name="P4">20<text:span text:style-name="T6">20</text:span>/20<text:span text:style-name="T6">21</text:span></text:p>
      <text:p text:style-name="P4"/>
      <text:p text:style-name="P4"/>
      <text:h text:style-name="P2" text:outline-level="3"><text:span text:style-name="T4">Projekt IUS – Model informačního systému</text:span></text:h>
      <text:p text:style-name="P5"/>
      <text:p text:style-name="P5">Zadání č. <text:span text:style-name="T6">34</text:span> – <text:span text:style-name="T6">Ordinace praktického lékaře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tab/><text:tab/><text:tab/><text:tab/><text:tab/></text:p>
      <text:h text:style-name="Heading_20_2" text:outline-level="2"><text:span text:style-name="T7">Patrik Skaloš</text:span> (<text:span text:style-name="T6">xskalo01</text:span>) <text:tab/><text:tab/><text:tab/><text:tab/>Brno, <text:span text:style-name="T6">28</text:span>. <text:span text:style-name="T6">listopadu </text:span>20<text:span text:style-name="T6">20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Verdana" svg:font-family="Verdana, Tahoma, sans-serif"/>
    <style:font-face style:name="HG Mincho Light J" svg:font-family="'HG Mincho Light J'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, 'Times New Roman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26pt" fo:language="en" fo:country="US" style:font-size-asian="2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keep-with-next="always"/>
      <style:text-properties fo:font-size="15pt" style:font-size-asian="15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text-align="center" style:justify-single-word="false" fo:keep-with-next="always"/>
      <style:text-properties fo:font-size="20pt" fo:font-weight="bold" style:font-size-asian="20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variant="small-caps" fo:font-size="20pt" style:font-size-asian="2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Standardní_20_písmo_20_odstavce" style:display-name="Standardní písmo odstavce" style:family="text"/>
    <style:style style:name="WW-Standardní_20_písmo_20_odstavce" style:display-name="WW-Standardní písmo odstavce" style:family="text"/>
    <style:style style:name="Internet_20_link" style:display-name="Internet link" style:family="text" style:parent-style-name="WW-Standardní_20_písmo_20_odstavce">
      <style:text-properties fo:color="#0000ff" style:text-underline-style="solid" style:text-underline-width="auto" style:text-underline-color="font-color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Vysoké učení technické v Brně</dc:title>
    <meta:initial-creator>PC</meta:initial-creator>
    <meta:creation-date>1995-11-21T16:41:00</meta:creation-date>
    <dc:creator>Patrik Skaloš</dc:creator>
    <dc:date>2020-11-28T19:19:30.192351377</dc:date>
    <meta:editing-cycles>5</meta:editing-cycles>
    <meta:editing-duration>PT5M3S</meta:editing-duration>
    <meta:document-statistic meta:table-count="0" meta:image-count="0" meta:object-count="0" meta:page-count="1" meta:paragraph-count="8" meta:word-count="31" meta:character-count="242" meta:non-whitespace-character-count="207"/>
    <meta:generator>LibreOffice/6.4.6.2$Linux_X86_64 LibreOffice_project/40$Build-2</meta:generator>
  </office:meta>
</office:document-meta>
</file>